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42283905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ommand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.Comman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.setPre( Command p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Group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mand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setBattleCommandList( List &lt; Command &gt; battleCommand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.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roup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.getP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getBattleCommand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